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7e2" officeooo:paragraph-rsid="000417e2"/>
    </style:style>
    <style:style style:name="P2" style:family="paragraph" style:parent-style-name="Standard">
      <style:text-properties officeooo:rsid="000417e2" officeooo:paragraph-rsid="000417e2"/>
    </style:style>
    <style:style style:name="P3" style:family="paragraph" style:parent-style-name="Standard">
      <style:text-properties officeooo:rsid="00049d96" officeooo:paragraph-rsid="00049d96"/>
    </style:style>
    <style:style style:name="P4" style:family="paragraph" style:parent-style-name="Standard">
      <style:text-properties officeooo:rsid="00063790" officeooo:paragraph-rsid="00063790"/>
    </style:style>
    <style:style style:name="T1" style:family="text">
      <style:text-properties officeooo:rsid="00049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O que é um repositório?</text:p>
      <text:p text:style-name="P1"><text:s/><text:span text:style-name="T1">Repositório é um lugar criado no GitHub para “guardar” documentos ou arquivos. Exemplo: programação e documentos como este que estamos fazendo.</text:span></text:p>
      <text:p text:style-name="P1"/>
      <text:p text:style-name="P1">2) Qual a diferença entre Git e GitHub?</text:p>
      <text:p text:style-name="P3">Git é um lugar que podemos programar. GitHub é onde podemos armazenar e compartilhar a programação.</text:p>
      <text:p text:style-name="P3"/>
      <text:p text:style-name="P1">3) Por que utilizar controle de versão para os arquivos de um projeto de desenvolvimento de software?</text:p>
      <text:p text:style-name="P3">Com o controle de versão temos mais segurança para caso aconteça da programação modificada dar errado. Porque uma programação não sendo executada por causa de algumas alterações e quem a fez não consegue achar o erro, tendo a base/principal dela versionada, podemos voltar na que está funcionando e fazer as devidas alterações novamente. </text:p>
      <text:p text:style-name="P3"/>
      <text:p text:style-name="P1">4) Quais as vantagens você enxerga no Git? Você utilizaria em seu projeto?</text:p>
      <text:p text:style-name="P4">Conseguimos um controle maior da programação, mais organização e segurança. Sim, eu utilizaria em meu projet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3-03T08:49:17.799000000</dc:date>
    <meta:editing-duration>PT6M42S</meta:editing-duration>
    <meta:editing-cycles>4</meta:editing-cycles>
    <meta:document-statistic meta:table-count="0" meta:image-count="0" meta:object-count="0" meta:page-count="1" meta:paragraph-count="8" meta:word-count="150" meta:character-count="932" meta:non-whitespace-character-count="787"/>
  </office:meta>
</office:document-meta>
</file>